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9.2075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16.113125cm"/>
    </style:style>
    <style:style style:name="co5" style:family="table-column">
      <style:table-column-properties fo:break-before="auto" style:column-width="12.250208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105.6pt" style:use-optimal-row-height="true" fo:break-before="auto"/>
    </style:style>
    <style:style style:name="ro4" style:family="table-row">
      <style:table-row-properties style:row-height="82.8pt" style:use-optimal-row-height="false" fo:break-before="auto"/>
    </style:style>
    <style:style style:name="ro5" style:family="table-row">
      <style:table-row-properties style:row-height="96pt" style:use-optimal-row-height="false" fo:break-before="auto"/>
    </style:style>
    <style:style style:name="ro6" style:family="table-row">
      <style:table-row-properties style:row-height="58.2pt" style:use-optimal-row-height="false" fo:break-before="auto"/>
    </style:style>
    <style:style style:name="ro7" style:family="table-row">
      <style:table-row-properties style:row-height="9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3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Pre conditions</text:p>
          </table:table-cell>
          <table:table-cell office:value-type="string" table:style-name="ce1">
            <text:p>Steps</text:p>
          </table:table-cell>
          <table:table-cell office:value-type="string" table:style-name="ce1">
            <text:p>Expected result</text:p>
          </table:table-cell>
          <table:table-cell table:number-columns-repeated="16379" table:style-name="ce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Display computer database home page</text:p>
          </table:table-cell>
          <table:table-cell office:value-type="string" table:style-name="ce2">
            <text:p>1. Web Browser</text:p>
            <text:p>2. Computer database URL</text:p>
          </table:table-cell>
          <table:table-cell office:value-type="string" table:style-name="ce2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2">
            <text:p>1. Computer database 'Home' page should be displayed within the web browser</text:p>
          </table:table-cell>
          <table:table-cell table:number-columns-repeated="16379" table:style-name="ce3"/>
        </table:table-row>
        <table:table-row table:style-name="ro3">
          <table:table-cell office:value-type="float" office:value="2.1" table:style-name="ce2">
            <text:p>2.1</text:p>
          </table:table-cell>
          <table:table-cell office:value-type="string" table:style-name="ce2">
            <text:p>Add a new computer to the computer database</text:p>
          </table:table-cell>
          <table:table-cell office:value-type="string" table:style-name="ce2">
            <text:p>1. Web Browser</text:p>
            <text:p>2. Computer database URL</text:p>
          </table:table-cell>
          <table:table-cell office:value-type="string" table:style-name="ce2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'TestComputer' in the computer name input field</text:p>
            <text:p>5. Click on 'Create this computer' button in the bottom left hand corner of the screen</text:p>
          </table:table-cell>
          <table:table-cell office:value-type="string" table:style-name="ce2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9" table:style-name="ce3"/>
        </table:table-row>
        <table:table-row table:style-name="ro4">
          <table:table-cell office:value-type="float" office:value="2.2000000000000002" table:style-name="ce2">
            <text:p>2.2</text:p>
          </table:table-cell>
          <table:table-cell office:value-type="string" table:style-name="ce2">
            <text:p>Input an invalid computer name when trying to add a new computer to the computer database</text:p>
          </table:table-cell>
          <table:table-cell office:value-type="string" table:style-name="ce2">
            <text:p>1. Web Browser</text:p>
            <text:p>2. Computer database URL</text:p>
          </table:table-cell>
          <table:table-cell office:value-type="string" table:style-name="ce2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2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16379" table:style-name="ce3"/>
        </table:table-row>
        <table:table-row table:style-name="ro5">
          <table:table-cell office:value-type="float" office:value="2.2999999999999998" table:style-name="ce2">
            <text:p>2.3</text:p>
          </table:table-cell>
          <table:table-cell office:value-type="string" table:style-name="ce2">
            <text:p>Add a new computer to the computer database with a computer name of over 10,000 characters</text:p>
          </table:table-cell>
          <table:table-cell office:value-type="string" table:style-name="ce2">
            <text:p>1. Web Browser</text:p>
            <text:p>2. Computer database URL</text:p>
          </table:table-cell>
          <table:table-cell office:value-type="string" table:style-name="ce2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computer name field</text:p>
            <text:p>5. Click on 'Create this computer' button in the bottom left hand corner of the screen</text:p>
          </table:table-cell>
          <table:table-cell office:value-type="string" table:style-name="ce2">
            <text:p>1. Application error</text:p>
          </table:table-cell>
          <table:table-cell table:number-columns-repeated="20" table:style-name="ce2"/>
          <table:table-cell table:number-columns-repeated="16359"/>
        </table:table-row>
        <table:table-row table:style-name="ro6">
          <table:table-cell office:value-type="float" office:value="3" table:style-name="ce2">
            <text:p>3</text:p>
          </table:table-cell>
          <table:table-cell office:value-type="string" table:style-name="ce4">
            <text:p>View a computer in the computer database</text:p>
          </table:table-cell>
          <table:table-cell office:value-type="string" table:style-name="ce2">
            <text:p>1. Web Browser</text:p>
            <text:p>2. Computer database URL</text:p>
            <text:p>3. A computer must exist in the computers database</text:p>
          </table:table-cell>
          <table:table-cell office:value-type="string" table:style-name="ce2">
            <text:p>1. Open web browser</text:p>
            <text:p>2. Navigate to http://computer-database.herokuapp.com/computers within the web browser</text:p>
            <text:p>3. Select the first row in the computer table</text:p>
          </table:table-cell>
          <table:table-cell office:value-type="string" table:style-name="ce2">
            <text:p>1. Computer database 'Edit' page should be displayed within the web browser</text:p>
            <text:p>2. <text:s/>Computer name field should display the name of the computer clicked</text:p>
          </table:table-cell>
          <table:table-cell table:number-columns-repeated="16379" table:style-name="ce3"/>
        </table:table-row>
        <table:table-row table:style-name="ro7">
          <table:table-cell office:value-type="float" office:value="4" table:style-name="ce4">
            <text:p>4</text:p>
          </table:table-cell>
          <table:table-cell office:value-type="string" table:style-name="ce5">
            <text:p>Update selected computer name in computer database</text:p>
          </table:table-cell>
          <table:table-cell office:value-type="string" table:style-name="ce2">
            <text:p>1. Web Browser</text:p>
            <text:p>2. Computer database URL</text:p>
            <text:p>3. A computer must exist in the computers database</text:p>
          </table:table-cell>
          <table:table-cell office:value-type="string" table:style-name="ce2">
            <text:p>1. Open web browser</text:p>
            <text:p>2. Navigate to http://computer-database.herokuapp.com/computers within the web browser</text:p>
            <text:p>3. Select the first row in the computer table</text:p>
            <text:p>4. Amend the computer name input field and add 'test' at the end</text:p>
            <text:p>5. Click on 'Save this computer' button in the bottom left hand corner of the screen</text:p>
          </table:table-cell>
          <table:table-cell office:value-type="string" table:style-name="ce2">
            <text:p>1. Computer database 'Home' page should be displayed within the web browser</text:p>
            <text:p>2. Confirmation message should display: "Done! {Computer name you selected}Test has been updated" at the top of the page</text:p>
          </table:table-cell>
          <table:table-cell table:number-columns-repeated="16379" table:style-name="ce3"/>
        </table:table-row>
        <table:table-row table:number-rows-repeated="4" table:style-name="ro1">
          <table:table-cell table:number-columns-repeated="16384"/>
        </table:table-row>
        <table:table-row table:number-rows-repeated="5" table:style-name="ro1">
          <table:table-cell table:number-columns-repeated="4" table:style-name="ce2"/>
          <table:table-cell table:number-columns-repeated="16380" table:style-name="ce3"/>
        </table:table-row>
        <table:table-row table:number-rows-repeated="3"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style-name="ce2"/>
          <table:table-cell table:style-name="ce6"/>
          <table:table-cell table:number-columns-repeated="2" table:style-name="ce2"/>
          <table:table-cell table:number-columns-repeated="16380"/>
        </table:table-row>
        <table:table-row table:number-rows-repeated="10" table:style-name="ro1">
          <table:table-cell table:number-columns-repeated="4" table:style-name="ce2"/>
          <table:table-cell table:number-columns-repeated="16380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3T20:54:24Z</dc:date>
  </office:meta>
</office:document-meta>
</file>